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88847"/>
          <table:table-cell office:value-type="float" office:value="1.406"/>
          <table:table-cell office:value-type="float" office:value="0.14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6.0"/>
          <table:table-cell office:value-type="float" office:value="1572.0"/>
          <table:table-cell office:value-type="float" office:value="149672.0"/>
          <table:table-cell office:value-type="float" office:value="516099.0"/>
          <table:table-cell office:value-type="float" office:value="195468.0"/>
          <table:table-cell office:value-type="float" office:value="0.0"/>
          <table:table-cell office:value-type="float" office:value="0.0"/>
          <table:table-cell office:value-type="float" office:value="3.2605"/>
          <table:table-cell office:value-type="float" office:value="2.787"/>
          <table:table-cell office:value-type="float" office:value="1.51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337.0"/>
          <table:table-cell office:value-type="float" office:value="27677.0"/>
          <table:table-cell office:value-type="float" office:value="149672.0"/>
          <table:table-cell office:value-type="float" office:value="516099.0"/>
          <table:table-cell office:value-type="float" office:value="196144.0"/>
          <table:table-cell office:value-type="float" office:value="0.0"/>
          <table:table-cell office:value-type="float" office:value="0.0"/>
          <table:table-cell office:value-type="float" office:value="1.43732"/>
          <table:table-cell office:value-type="float" office:value="0.949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1.0"/>
          <table:table-cell office:value-type="float" office:value="1597.0"/>
          <table:table-cell office:value-type="float" office:value="125006.0"/>
          <table:table-cell office:value-type="float" office:value="435319.0"/>
          <table:table-cell office:value-type="float" office:value="174048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85844"/>
          <table:table-cell office:value-type="float" office:value="1.591"/>
          <table:table-cell office:value-type="float" office:value="0.5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40.0"/>
          <table:table-cell office:value-type="float" office:value="5492.0"/>
          <table:table-cell office:value-type="float" office:value="149672.0"/>
          <table:table-cell office:value-type="float" office:value="516099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3.75388"/>
          <table:table-cell office:value-type="float" office:value="3.268"/>
          <table:table-cell office:value-type="float" office:value="2.0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5810.0"/>
          <table:table-cell office:value-type="float" office:value="27637.0"/>
          <table:table-cell office:value-type="float" office:value="149672.0"/>
          <table:table-cell office:value-type="float" office:value="516099.0"/>
          <table:table-cell office:value-type="float" office:value="195340.0"/>
          <table:table-cell office:value-type="float" office:value="0.0"/>
          <table:table-cell office:value-type="float" office:value="0.0"/>
          <table:table-cell office:value-type="float" office:value="1.6804"/>
          <table:table-cell office:value-type="float" office:value="1.168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7.0"/>
          <table:table-cell office:value-type="float" office:value="1493.0"/>
          <table:table-cell office:value-type="float" office:value="125006.0"/>
          <table:table-cell office:value-type="float" office:value="435319.0"/>
          <table:table-cell office:value-type="float" office:value="172424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78229"/>
          <table:table-cell office:value-type="float" office:value="1.337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602.0"/>
          <table:table-cell office:value-type="float" office:value="149672.0"/>
          <table:table-cell office:value-type="float" office:value="51609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1.95653"/>
          <table:table-cell office:value-type="float" office:value="1.34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99.0"/>
          <table:table-cell office:value-type="float" office:value="149672.0"/>
          <table:table-cell office:value-type="float" office:value="51609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1.56513"/>
          <table:table-cell office:value-type="float" office:value="1.05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7.0"/>
          <table:table-cell office:value-type="float" office:value="1156.0"/>
          <table:table-cell office:value-type="float" office:value="125006.0"/>
          <table:table-cell office:value-type="float" office:value="435317.0"/>
          <table:table-cell office:value-type="float" office:value="172424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19635"/>
          <table:table-cell office:value-type="float" office:value="1.75"/>
          <table:table-cell office:value-type="float" office:value="0.4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39.0"/>
          <table:table-cell office:value-type="float" office:value="3985.0"/>
          <table:table-cell office:value-type="float" office:value="149672.0"/>
          <table:table-cell office:value-type="float" office:value="516107.0"/>
          <table:table-cell office:value-type="float" office:value="194964.0"/>
          <table:table-cell office:value-type="float" office:value="0.0"/>
          <table:table-cell office:value-type="float" office:value="0.0"/>
          <table:table-cell office:value-type="float" office:value="2.88999"/>
          <table:table-cell office:value-type="float" office:value="2.469"/>
          <table:table-cell office:value-type="float" office:value="1.15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607.0"/>
          <table:table-cell office:value-type="float" office:value="9346.0"/>
          <table:table-cell office:value-type="float" office:value="149672.0"/>
          <table:table-cell office:value-type="float" office:value="51610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2.24941"/>
          <table:table-cell office:value-type="float" office:value="1.767"/>
          <table:table-cell office:value-type="float" office:value="0.71"/>
          <table:table-cell office:value-type="float" office:value="1.0"/>
          <table:table-cell office:value-type="float" office:value="0.0"/>
          <table:table-cell office:value-type="float" office:value="10.0"/>
          <table:table-cell office:value-type="float" office:value="1282.0"/>
          <table:table-cell office:value-type="float" office:value="8709.0"/>
          <table:table-cell office:value-type="float" office:value="125006.0"/>
          <table:table-cell office:value-type="float" office:value="435327.0"/>
          <table:table-cell office:value-type="float" office:value="172712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41545"/>
          <table:table-cell office:value-type="float" office:value="1.15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91.0"/>
          <table:table-cell office:value-type="float" office:value="1527.0"/>
          <table:table-cell office:value-type="float" office:value="149672.0"/>
          <table:table-cell office:value-type="float" office:value="516108.0"/>
          <table:table-cell office:value-type="float" office:value="194956.0"/>
          <table:table-cell office:value-type="float" office:value="0.0"/>
          <table:table-cell office:value-type="float" office:value="0.0"/>
          <table:table-cell office:value-type="float" office:value="2.10465"/>
          <table:table-cell office:value-type="float" office:value="1.608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4.0"/>
          <table:table-cell office:value-type="float" office:value="2766.0"/>
          <table:table-cell office:value-type="float" office:value="149672.0"/>
          <table:table-cell office:value-type="float" office:value="516108.0"/>
          <table:table-cell office:value-type="float" office:value="196148.0"/>
          <table:table-cell office:value-type="float" office:value="0.0"/>
          <table:table-cell office:value-type="float" office:value="0.0"/>
          <table:table-cell office:value-type="float" office:value="1.81767"/>
          <table:table-cell office:value-type="float" office:value="1.409"/>
          <table:table-cell office:value-type="float" office:value="0.38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2.0"/>
          <table:table-cell office:value-type="float" office:value="6887.0"/>
          <table:table-cell office:value-type="float" office:value="125006.0"/>
          <table:table-cell office:value-type="float" office:value="435328.0"/>
          <table:table-cell office:value-type="float" office:value="172712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33897"/>
          <table:table-cell office:value-type="float" office:value="0.8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08.0"/>
          <table:table-cell office:value-type="float" office:value="0.0"/>
          <table:table-cell office:value-type="float" office:value="0.0"/>
          <table:table-cell office:value-type="float" office:value="1.28795"/>
          <table:table-cell office:value-type="float" office:value="0.8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08.0"/>
          <table:table-cell office:value-type="float" office:value="0.0"/>
          <table:table-cell office:value-type="float" office:value="0.0"/>
          <table:table-cell office:value-type="float" office:value="1.14085"/>
          <table:table-cell office:value-type="float" office:value="0.7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672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92216"/>
          <table:table-cell office:value-type="float" office:value="1.477"/>
          <table:table-cell office:value-type="float" office:value="0.18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4.0"/>
          <table:table-cell office:value-type="float" office:value="5395.0"/>
          <table:table-cell office:value-type="float" office:value="155585.0"/>
          <table:table-cell office:value-type="float" office:value="533302.0"/>
          <table:table-cell office:value-type="float" office:value="198064.0"/>
          <table:table-cell office:value-type="float" office:value="0.0"/>
          <table:table-cell office:value-type="float" office:value="0.0"/>
          <table:table-cell office:value-type="float" office:value="1.75603"/>
          <table:table-cell office:value-type="float" office:value="1.314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587.0"/>
          <table:table-cell office:value-type="float" office:value="155585.0"/>
          <table:table-cell office:value-type="float" office:value="533302.0"/>
          <table:table-cell office:value-type="float" office:value="197552.0"/>
          <table:table-cell office:value-type="float" office:value="0.0"/>
          <table:table-cell office:value-type="float" office:value="0.0"/>
          <table:table-cell office:value-type="float" office:value="1.60061"/>
          <table:table-cell office:value-type="float" office:value="1.202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16.0"/>
          <table:table-cell office:value-type="float" office:value="2420.0"/>
          <table:table-cell office:value-type="float" office:value="116185.0"/>
          <table:table-cell office:value-type="float" office:value="408142.0"/>
          <table:table-cell office:value-type="float" office:value="170184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8438"/>
          <table:table-cell office:value-type="float" office:value="1.441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6.0"/>
          <table:table-cell office:value-type="float" office:value="1285.0"/>
          <table:table-cell office:value-type="float" office:value="155585.0"/>
          <table:table-cell office:value-type="float" office:value="533312.0"/>
          <table:table-cell office:value-type="float" office:value="199056.0"/>
          <table:table-cell office:value-type="float" office:value="0.0"/>
          <table:table-cell office:value-type="float" office:value="0.0"/>
          <table:table-cell office:value-type="float" office:value="1.72624"/>
          <table:table-cell office:value-type="float" office:value="1.324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9.0"/>
          <table:table-cell office:value-type="float" office:value="629.0"/>
          <table:table-cell office:value-type="float" office:value="155585.0"/>
          <table:table-cell office:value-type="float" office:value="533312.0"/>
          <table:table-cell office:value-type="float" office:value="198396.0"/>
          <table:table-cell office:value-type="float" office:value="0.0"/>
          <table:table-cell office:value-type="float" office:value="0.0"/>
          <table:table-cell office:value-type="float" office:value="1.67469"/>
          <table:table-cell office:value-type="float" office:value="1.269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46.0"/>
          <table:table-cell office:value-type="float" office:value="3568.0"/>
          <table:table-cell office:value-type="float" office:value="116185.0"/>
          <table:table-cell office:value-type="float" office:value="408152.0"/>
          <table:table-cell office:value-type="float" office:value="170420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89871"/>
          <table:table-cell office:value-type="float" office:value="2.375"/>
          <table:table-cell office:value-type="float" office:value="1.19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28.0"/>
          <table:table-cell office:value-type="float" office:value="10212.0"/>
          <table:table-cell office:value-type="float" office:value="155585.0"/>
          <table:table-cell office:value-type="float" office:value="533321.0"/>
          <table:table-cell office:value-type="float" office:value="198060.0"/>
          <table:table-cell office:value-type="float" office:value="0.0"/>
          <table:table-cell office:value-type="float" office:value="0.0"/>
          <table:table-cell office:value-type="float" office:value="1.83528"/>
          <table:table-cell office:value-type="float" office:value="1.413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19.0"/>
          <table:table-cell office:value-type="float" office:value="1739.0"/>
          <table:table-cell office:value-type="float" office:value="155585.0"/>
          <table:table-cell office:value-type="float" office:value="533321.0"/>
          <table:table-cell office:value-type="float" office:value="198068.0"/>
          <table:table-cell office:value-type="float" office:value="0.0"/>
          <table:table-cell office:value-type="float" office:value="0.0"/>
          <table:table-cell office:value-type="float" office:value="1.53957"/>
          <table:table-cell office:value-type="float" office:value="1.16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5.0"/>
          <table:table-cell office:value-type="float" office:value="2743.0"/>
          <table:table-cell office:value-type="float" office:value="116185.0"/>
          <table:table-cell office:value-type="float" office:value="408161.0"/>
          <table:table-cell office:value-type="float" office:value="170008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24737"/>
          <table:table-cell office:value-type="float" office:value="0.82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624.0"/>
          <table:table-cell office:value-type="float" office:value="0.0"/>
          <table:table-cell office:value-type="float" office:value="0.0"/>
          <table:table-cell office:value-type="float" office:value="1.16202"/>
          <table:table-cell office:value-type="float" office:value="0.7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624.0"/>
          <table:table-cell office:value-type="float" office:value="0.0"/>
          <table:table-cell office:value-type="float" office:value="0.0"/>
          <table:table-cell office:value-type="float" office:value="1.10895"/>
          <table:table-cell office:value-type="float" office:value="0.76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84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2752"/>
          <table:table-cell office:value-type="float" office:value="0.868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12.0"/>
          <table:table-cell office:value-type="float" office:value="2799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1.50886"/>
          <table:table-cell office:value-type="float" office:value="1.142"/>
          <table:table-cell office:value-type="float" office:value="0.56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783.0"/>
          <table:table-cell office:value-type="float" office:value="5103.0"/>
          <table:table-cell office:value-type="float" office:value="69582.0"/>
          <table:table-cell office:value-type="float" office:value="232648.0"/>
          <table:table-cell office:value-type="float" office:value="143468.0"/>
          <table:table-cell office:value-type="float" office:value="0.0"/>
          <table:table-cell office:value-type="float" office:value="0.0"/>
          <table:table-cell office:value-type="float" office:value="0.841205"/>
          <table:table-cell office:value-type="float" office:value="0.4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243.0"/>
          <table:table-cell office:value-type="float" office:value="42593.0"/>
          <table:table-cell office:value-type="float" office:value="151346.0"/>
          <table:table-cell office:value-type="float" office:value="126648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37144"/>
          <table:table-cell office:value-type="float" office:value="1.0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33.0"/>
          <table:table-cell office:value-type="float" office:value="4568.0"/>
          <table:table-cell office:value-type="float" office:value="69582.0"/>
          <table:table-cell office:value-type="float" office:value="232648.0"/>
          <table:table-cell office:value-type="float" office:value="144192.0"/>
          <table:table-cell office:value-type="float" office:value="0.0"/>
          <table:table-cell office:value-type="float" office:value="0.0"/>
          <table:table-cell office:value-type="float" office:value="1.51836"/>
          <table:table-cell office:value-type="float" office:value="1.151"/>
          <table:table-cell office:value-type="float" office:value="0.59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637.0"/>
          <table:table-cell office:value-type="float" office:value="7376.0"/>
          <table:table-cell office:value-type="float" office:value="69582.0"/>
          <table:table-cell office:value-type="float" office:value="232648.0"/>
          <table:table-cell office:value-type="float" office:value="143292.0"/>
          <table:table-cell office:value-type="float" office:value="0.0"/>
          <table:table-cell office:value-type="float" office:value="0.0"/>
          <table:table-cell office:value-type="float" office:value="0.868766"/>
          <table:table-cell office:value-type="float" office:value="0.42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37.0"/>
          <table:table-cell office:value-type="float" office:value="42593.0"/>
          <table:table-cell office:value-type="float" office:value="151346.0"/>
          <table:table-cell office:value-type="float" office:value="126384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37011"/>
          <table:table-cell office:value-type="float" office:value="0.944"/>
          <table:table-cell office:value-type="float" office:value="0.35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0.0"/>
          <table:table-cell office:value-type="float" office:value="3599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1.06429"/>
          <table:table-cell office:value-type="float" office:value="0.665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77.0"/>
          <table:table-cell office:value-type="float" office:value="1004.0"/>
          <table:table-cell office:value-type="float" office:value="69582.0"/>
          <table:table-cell office:value-type="float" office:value="232648.0"/>
          <table:table-cell office:value-type="float" office:value="142480.0"/>
          <table:table-cell office:value-type="float" office:value="0.0"/>
          <table:table-cell office:value-type="float" office:value="0.0"/>
          <table:table-cell office:value-type="float" office:value="0.889483"/>
          <table:table-cell office:value-type="float" office:value="0.4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413.0"/>
          <table:table-cell office:value-type="float" office:value="42593.0"/>
          <table:table-cell office:value-type="float" office:value="151346.0"/>
          <table:table-cell office:value-type="float" office:value="124348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2386"/>
          <table:table-cell office:value-type="float" office:value="0.838"/>
          <table:table-cell office:value-type="float" office:value="0.2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26.0"/>
          <table:table-cell office:value-type="float" office:value="2531.0"/>
          <table:table-cell office:value-type="float" office:value="69582.0"/>
          <table:table-cell office:value-type="float" office:value="232648.0"/>
          <table:table-cell office:value-type="float" office:value="143164.0"/>
          <table:table-cell office:value-type="float" office:value="0.0"/>
          <table:table-cell office:value-type="float" office:value="0.0"/>
          <table:table-cell office:value-type="float" office:value="1.29022"/>
          <table:table-cell office:value-type="float" office:value="0.889"/>
          <table:table-cell office:value-type="float" office:value="0.36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472.0"/>
          <table:table-cell office:value-type="float" office:value="4941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0.80537"/>
          <table:table-cell office:value-type="float" office:value="0.4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93.0"/>
          <table:table-cell office:value-type="float" office:value="42593.0"/>
          <table:table-cell office:value-type="float" office:value="151346.0"/>
          <table:table-cell office:value-type="float" office:value="116800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61099"/>
          <table:table-cell office:value-type="float" office:value="1.242"/>
          <table:table-cell office:value-type="float" office:value="0.63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19.0"/>
          <table:table-cell office:value-type="float" office:value="6180.0"/>
          <table:table-cell office:value-type="float" office:value="69582.0"/>
          <table:table-cell office:value-type="float" office:value="232648.0"/>
          <table:table-cell office:value-type="float" office:value="144604.0"/>
          <table:table-cell office:value-type="float" office:value="0.0"/>
          <table:table-cell office:value-type="float" office:value="0.0"/>
          <table:table-cell office:value-type="float" office:value="1.33322"/>
          <table:table-cell office:value-type="float" office:value="0.963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9.0"/>
          <table:table-cell office:value-type="float" office:value="3787.0"/>
          <table:table-cell office:value-type="float" office:value="69582.0"/>
          <table:table-cell office:value-type="float" office:value="232648.0"/>
          <table:table-cell office:value-type="float" office:value="143292.0"/>
          <table:table-cell office:value-type="float" office:value="0.0"/>
          <table:table-cell office:value-type="float" office:value="0.0"/>
          <table:table-cell office:value-type="float" office:value="0.845465"/>
          <table:table-cell office:value-type="float" office:value="0.42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359.0"/>
          <table:table-cell office:value-type="float" office:value="42593.0"/>
          <table:table-cell office:value-type="float" office:value="151346.0"/>
          <table:table-cell office:value-type="float" office:value="126648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71757"/>
          <table:table-cell office:value-type="float" office:value="2.23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37.0"/>
          <table:table-cell office:value-type="float" office:value="12966.0"/>
          <table:table-cell office:value-type="float" office:value="145224.0"/>
          <table:table-cell office:value-type="float" office:value="501982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191"/>
          <table:table-cell office:value-type="float" office:value="0.08"/>
          <table:table-cell office:value-type="float" office:value="0.0"/>
          <table:table-cell office:value-type="float" office:value="1.0"/>
          <table:table-cell office:value-type="float" office:value="2.0"/>
          <table:table-cell office:value-type="float" office:value="201.0"/>
          <table:table-cell office:value-type="float" office:value="573.0"/>
          <table:table-cell office:value-type="float" office:value="145224.0"/>
          <table:table-cell office:value-type="float" office:value="501982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.46464"/>
          <table:table-cell office:value-type="float" office:value="1.17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693.0"/>
          <table:table-cell office:value-type="float" office:value="8091.0"/>
          <table:table-cell office:value-type="float" office:value="120558.0"/>
          <table:table-cell office:value-type="float" office:value="421202.0"/>
          <table:table-cell office:value-type="float" office:value="170836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03179"/>
          <table:table-cell office:value-type="float" office:value="1.578"/>
          <table:table-cell office:value-type="float" office:value="0.4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3.0"/>
          <table:table-cell office:value-type="float" office:value="4793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.67515"/>
          <table:table-cell office:value-type="float" office:value="1.303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1.0"/>
          <table:table-cell office:value-type="float" office:value="1396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.34035"/>
          <table:table-cell office:value-type="float" office:value="1.02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3481.0"/>
          <table:table-cell office:value-type="float" office:value="120558.0"/>
          <table:table-cell office:value-type="float" office:value="421201.0"/>
          <table:table-cell office:value-type="float" office:value="169516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61644"/>
          <table:table-cell office:value-type="float" office:value="1.694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4.0"/>
          <table:table-cell office:value-type="float" office:value="4079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4.36715"/>
          <table:table-cell office:value-type="float" office:value="3.911"/>
          <table:table-cell office:value-type="float" office:value="2.6"/>
          <table:table-cell office:value-type="float" office:value="1.0"/>
          <table:table-cell office:value-type="float" office:value="0.0"/>
          <table:table-cell office:value-type="float" office:value="50.0"/>
          <table:table-cell office:value-type="float" office:value="9845.0"/>
          <table:table-cell office:value-type="float" office:value="30410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2.25808"/>
          <table:table-cell office:value-type="float" office:value="1.986"/>
          <table:table-cell office:value-type="float" office:value="1.13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2798.0"/>
          <table:table-cell office:value-type="float" office:value="13014.0"/>
          <table:table-cell office:value-type="float" office:value="120558.0"/>
          <table:table-cell office:value-type="float" office:value="421201.0"/>
          <table:table-cell office:value-type="float" office:value="169904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3.20791"/>
          <table:table-cell office:value-type="float" office:value="2.741"/>
          <table:table-cell office:value-type="float" office:value="1.52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728.0"/>
          <table:table-cell office:value-type="float" office:value="12208.0"/>
          <table:table-cell office:value-type="float" office:value="145224.0"/>
          <table:table-cell office:value-type="float" office:value="501981.0"/>
          <table:table-cell office:value-type="float" office:value="192528.0"/>
          <table:table-cell office:value-type="float" office:value="0.0"/>
          <table:table-cell office:value-type="float" office:value="0.0"/>
          <table:table-cell office:value-type="float" office:value="1.86141"/>
          <table:table-cell office:value-type="float" office:value="1.43"/>
          <table:table-cell office:value-type="float" office:value="0.29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32.0"/>
          <table:table-cell office:value-type="float" office:value="3123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1.7202"/>
          <table:table-cell office:value-type="float" office:value="1.436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142.0"/>
          <table:table-cell office:value-type="float" office:value="6842.0"/>
          <table:table-cell office:value-type="float" office:value="120558.0"/>
          <table:table-cell office:value-type="float" office:value="421201.0"/>
          <table:table-cell office:value-type="float" office:value="170968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.55607"/>
          <table:table-cell office:value-type="float" office:value="3.08"/>
          <table:table-cell office:value-type="float" office:value="0.9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687.0"/>
          <table:table-cell office:value-type="float" office:value="4812.0"/>
          <table:table-cell office:value-type="float" office:value="145224.0"/>
          <table:table-cell office:value-type="float" office:value="501983.0"/>
          <table:table-cell office:value-type="float" office:value="193400.0"/>
          <table:table-cell office:value-type="float" office:value="0.0"/>
          <table:table-cell office:value-type="float" office:value="0.0"/>
          <table:table-cell office:value-type="float" office:value="2.829"/>
          <table:table-cell office:value-type="float" office:value="2.345"/>
          <table:table-cell office:value-type="float" office:value="1.08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563.0"/>
          <table:table-cell office:value-type="float" office:value="9431.0"/>
          <table:table-cell office:value-type="float" office:value="145224.0"/>
          <table:table-cell office:value-type="float" office:value="501983.0"/>
          <table:table-cell office:value-type="float" office:value="193008.0"/>
          <table:table-cell office:value-type="float" office:value="0.0"/>
          <table:table-cell office:value-type="float" office:value="0.0"/>
          <table:table-cell office:value-type="float" office:value="1.52855"/>
          <table:table-cell office:value-type="float" office:value="1.256"/>
          <table:table-cell office:value-type="float" office:value="0.39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881.0"/>
          <table:table-cell office:value-type="float" office:value="8748.0"/>
          <table:table-cell office:value-type="float" office:value="120558.0"/>
          <table:table-cell office:value-type="float" office:value="421203.0"/>
          <table:table-cell office:value-type="float" office:value="169908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05411"/>
          <table:table-cell office:value-type="float" office:value="0.25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90.0"/>
          <table:table-cell office:value-type="float" office:value="1159.0"/>
          <table:table-cell office:value-type="float" office:value="23166.0"/>
          <table:table-cell office:value-type="float" office:value="78213.0"/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0.550244"/>
          <table:table-cell office:value-type="float" office:value="0.2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75.0"/>
          <table:table-cell office:value-type="float" office:value="23166.0"/>
          <table:table-cell office:value-type="float" office:value="78213.0"/>
          <table:table-cell office:value-type="float" office:value="110244.0"/>
          <table:table-cell office:value-type="float" office:value="0.0"/>
          <table:table-cell office:value-type="float" office:value="0.0"/>
          <table:table-cell office:value-type="float" office:value="0.443274"/>
          <table:table-cell office:value-type="float" office:value="0.1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.0"/>
          <table:table-cell office:value-type="float" office:value="18213.0"/>
          <table:table-cell office:value-type="float" office:value="61991.0"/>
          <table:table-cell office:value-type="float" office:value="105452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90064"/>
          <table:table-cell office:value-type="float" office:value="0.584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7.0"/>
          <table:table-cell office:value-type="float" office:value="3468.0"/>
          <table:table-cell office:value-type="float" office:value="23166.0"/>
          <table:table-cell office:value-type="float" office:value="78213.0"/>
          <table:table-cell office:value-type="float" office:value="114788.0"/>
          <table:table-cell office:value-type="float" office:value="0.0"/>
          <table:table-cell office:value-type="float" office:value="0.0"/>
          <table:table-cell office:value-type="float" office:value="0.557153"/>
          <table:table-cell office:value-type="float" office:value="0.22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208.0"/>
          <table:table-cell office:value-type="float" office:value="23166.0"/>
          <table:table-cell office:value-type="float" office:value="78213.0"/>
          <table:table-cell office:value-type="float" office:value="110244.0"/>
          <table:table-cell office:value-type="float" office:value="0.0"/>
          <table:table-cell office:value-type="float" office:value="0.0"/>
          <table:table-cell office:value-type="float" office:value="0.396196"/>
          <table:table-cell office:value-type="float" office:value="0.14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4.0"/>
          <table:table-cell office:value-type="float" office:value="18213.0"/>
          <table:table-cell office:value-type="float" office:value="61991.0"/>
          <table:table-cell office:value-type="float" office:value="110328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688438"/>
          <table:table-cell office:value-type="float" office:value="0.35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1.0"/>
          <table:table-cell office:value-type="float" office:value="569.0"/>
          <table:table-cell office:value-type="float" office:value="23166.0"/>
          <table:table-cell office:value-type="float" office:value="78213.0"/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0.532912"/>
          <table:table-cell office:value-type="float" office:value="0.2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8.0"/>
          <table:table-cell office:value-type="float" office:value="23166.0"/>
          <table:table-cell office:value-type="float" office:value="78213.0"/>
          <table:table-cell office:value-type="float" office:value="114840.0"/>
          <table:table-cell office:value-type="float" office:value="0.0"/>
          <table:table-cell office:value-type="float" office:value="0.0"/>
          <table:table-cell office:value-type="float" office:value="0.541303"/>
          <table:table-cell office:value-type="float" office:value="0.26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5.0"/>
          <table:table-cell office:value-type="float" office:value="18213.0"/>
          <table:table-cell office:value-type="float" office:value="61991.0"/>
          <table:table-cell office:value-type="float" office:value="108408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658365"/>
          <table:table-cell office:value-type="float" office:value="0.3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2.0"/>
          <table:table-cell office:value-type="float" office:value="546.0"/>
          <table:table-cell office:value-type="float" office:value="23166.0"/>
          <table:table-cell office:value-type="float" office:value="78213.0"/>
          <table:table-cell office:value-type="float" office:value="114972.0"/>
          <table:table-cell office:value-type="float" office:value="0.0"/>
          <table:table-cell office:value-type="float" office:value="0.0"/>
          <table:table-cell office:value-type="float" office:value="0.54013"/>
          <table:table-cell office:value-type="float" office:value="0.2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0.0"/>
          <table:table-cell office:value-type="float" office:value="23166.0"/>
          <table:table-cell office:value-type="float" office:value="78213.0"/>
          <table:table-cell office:value-type="float" office:value="113140.0"/>
          <table:table-cell office:value-type="float" office:value="0.0"/>
          <table:table-cell office:value-type="float" office:value="0.0"/>
          <table:table-cell office:value-type="float" office:value="0.425246"/>
          <table:table-cell office:value-type="float" office:value="0.14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7.0"/>
          <table:table-cell office:value-type="float" office:value="18213.0"/>
          <table:table-cell office:value-type="float" office:value="61991.0"/>
          <table:table-cell office:value-type="float" office:value="108408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680723"/>
          <table:table-cell office:value-type="float" office:value="0.332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433.0"/>
          <table:table-cell office:value-type="float" office:value="1220.0"/>
          <table:table-cell office:value-type="float" office:value="23166.0"/>
          <table:table-cell office:value-type="float" office:value="78213.0"/>
          <table:table-cell office:value-type="float" office:value="115368.0"/>
          <table:table-cell office:value-type="float" office:value="0.0"/>
          <table:table-cell office:value-type="float" office:value="0.0"/>
          <table:table-cell office:value-type="float" office:value="0.549551"/>
          <table:table-cell office:value-type="float" office:value="0.17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9.0"/>
          <table:table-cell office:value-type="float" office:value="23166.0"/>
          <table:table-cell office:value-type="float" office:value="78213.0"/>
          <table:table-cell office:value-type="float" office:value="109572.0"/>
          <table:table-cell office:value-type="float" office:value="0.0"/>
          <table:table-cell office:value-type="float" office:value="0.0"/>
          <table:table-cell office:value-type="float" office:value="0.605151"/>
          <table:table-cell office:value-type="float" office:value="0.30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1.0"/>
          <table:table-cell office:value-type="float" office:value="18213.0"/>
          <table:table-cell office:value-type="float" office:value="61991.0"/>
          <table:table-cell office:value-type="float" office:value="109940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